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300000030BD4D05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H" style:family="table-column">
      <style:table-column-properties style:column-width="2.127cm" style:rel-column-width="8198*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B1" style:family="table-cell">
      <style:table-cell-properties fo:background-color="#004a4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004a4a" fo:padding="0.097cm" fo:border="0.05pt solid #000000">
        <style:background-image/>
      </style:table-cell-properties>
    </style:style>
    <style:style style:name="Tabla1.A2" style:family="table-cell" style:data-style-name="N0">
      <style:table-cell-properties fo:background-color="#006b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97cm" fo:border="0.05pt solid #000000">
        <style:background-image/>
      </style:table-cell-properties>
    </style:style>
    <style:style style:name="Tabla1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 style:data-style-name="N0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1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1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2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2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2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3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3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3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3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4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4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4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4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1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2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3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4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5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6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7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8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5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5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5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5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5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5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5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9" style:family="table-cell">
      <style:table-cell-properties fo:background-color="#004a4a" fo:padding="0.097cm" fo:border-left="0.05pt solid #000000" fo:border-right="none" fo:border-top="none" fo:border-bottom="0.05pt solid #000000">
        <style:background-image/>
      </style:table-cell-properties>
    </style:style>
    <style:style style:name="Tabla1.B5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5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5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E5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5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G59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H59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0" style:family="table-cell">
      <style:table-cell-properties fo:background-color="#006b6b" fo:padding="0.097cm" fo:border-left="0.05pt solid #000000" fo:border-right="none" fo:border-top="none" fo:border-bottom="0.05pt solid #000000">
        <style:background-image/>
      </style:table-cell-properties>
    </style:style>
    <style:style style:name="Tabla1.B6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6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6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E6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F6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6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H6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P6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 fo:orphans="0" fo:widows="0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text-align="justify" style:justify-single-word="false" fo:orphans="0" fo:widows="0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999999" style:font-name="Arial1" fo:font-size="6pt" style:font-size-asian="6pt"/>
    </style:style>
    <style:style style:name="T2" style:family="text">
      <style:text-properties fo:color="#999999" style:font-name="Arial1" fo:font-size="7pt" style:font-size-asian="7pt"/>
    </style:style>
    <style:style style:name="T3" style:family="text">
      <style:text-properties fo:color="#999999" fo:font-size="6pt" style:font-size-asian="6pt"/>
    </style:style>
    <style:style style:name="T4" style:family="text">
      <style:text-properties style:font-name="Arial1" fo:font-size="7pt" style:font-size-asian="7pt"/>
    </style:style>
    <style:style style:name="T5" style:family="text">
      <style:text-properties style:font-name="Symbol" fo:font-size="7pt" style:font-size-asian="7pt"/>
    </style:style>
    <style:style style:name="T6" style:family="text">
      <style:text-properties fo:font-size="7pt" style:font-size-asian="7pt"/>
    </style:style>
    <style:style style:name="T7" style:family="text">
      <style:text-properties fo:font-size="7pt" fo:font-weight="bold" style:font-size-asian="7pt" style:font-weight-asian="bold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Arial" fo:font-size="14pt" style:font-size-asian="14pt" style:font-name-complex="Arial" style:font-size-complex="14pt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S Y APLICACIONES INFORMÁTICAS</text:p>
      <text:p text:style-name="P9"/>
      <text:p text:style-name="P9">CURSO:<text:span text:style-name="T12"> </text:span></text:p>
      <text:p text:style-name="P7"><text:span text:style-name="T9">SEMANA:</text:span><text:span text:style-name="T11"> </text:span></text:p>
      <text:p text:style-name="P7"><text:span text:style-name="T9">TEMAS:</text:span><text:span text:style-name="T10"> </text:span></text:p>
      <text:p text:style-name="P7"><text:span text:style-name="T9">MATERIAL ELABORADO POR:</text:span><text:span text:style-name="T10"> Adolfo Sanz De Diego</text:span></text:p>
      <text:h text:style-name="Heading_20_1" text:outline-level="1">Soluciones Ejercicios de Linux</text:h>
      <table:table table:name="Tabla1" table:style-name="Tabla1">
        <table:table-column table:style-name="Tabla1.A" table:number-columns-repeated="7"/>
        <table:table-column table:style-name="Tabla1.H"/>
        <table:table-header-rows>
          <table:table-row>
            <table:table-cell table:style-name="Tabla1.A1" office:value-type="string">
              <text:p text:style-name="P11"/>
            </table:table-cell>
            <table:table-cell table:style-name="Tabla1.B1" office:value-type="string">
              <text:p text:style-name="P11">A</text:p>
            </table:table-cell>
            <table:table-cell table:style-name="Tabla1.B1" office:value-type="string">
              <text:p text:style-name="P11">B</text:p>
            </table:table-cell>
            <table:table-cell table:style-name="Tabla1.B1" office:value-type="string">
              <text:p text:style-name="P11">C</text:p>
            </table:table-cell>
            <table:table-cell table:style-name="Tabla1.B1" office:value-type="string">
              <text:p text:style-name="P11">D</text:p>
            </table:table-cell>
            <table:table-cell table:style-name="Tabla1.B1" office:value-type="string">
              <text:p text:style-name="P11">E</text:p>
            </table:table-cell>
            <table:table-cell table:style-name="Tabla1.B1" office:value-type="string">
              <text:p text:style-name="P11">F</text:p>
            </table:table-cell>
            <table:table-cell table:style-name="Tabla1.H1" office:value-type="string">
              <text:p text:style-name="P11">G</text:p>
            </table:table-cell>
          </table:table-row>
        </table:table-header-rows>
        <table:table-row>
          <table:table-cell table:style-name="Tabla1.A2">
            <text:list xml:id="list1643569383863619872" text:style-name="L1">
              <text:list-item>
                <text:p text:style-name="P12"/>
              </text:list-item>
            </text:list>
          </table:table-cell>
          <table:table-cell table:style-name="Tabla1.B2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3">
            <text:list xml:id="list214325143927173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124057752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61614283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394972423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830834851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141429997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298935914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440700323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158016814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642974202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97715119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825638554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803340083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3727713059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102015026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>X</text:p>
          </table:table-cell>
        </table:table-row>
        <table:table-row>
          <table:table-cell table:style-name="Tabla1.A60" office:value-type="string">
            <text:list xml:id="list214325096485591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5072733916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H59" office:value-type="string">
            <text:p text:style-name="P10">X</text:p>
          </table:table-cell>
        </table:table-row>
        <table:table-row>
          <table:table-cell table:style-name="Tabla1.A60" office:value-type="string">
            <text:list xml:id="list214325564475039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5008282165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514248014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986924497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936597827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>X</text:p>
          </table:table-cell>
        </table:table-row>
        <table:table-row>
          <table:table-cell table:style-name="Tabla1.A59" office:value-type="string">
            <text:list xml:id="list214324015979337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121744524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80761897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>X</text:p>
          </table:table-cell>
        </table:table-row>
        <text:soft-page-break/>
        <table:table-row>
          <table:table-cell table:style-name="Tabla1.A60" office:value-type="string">
            <text:list xml:id="list214324659634946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568581956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370517350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584767478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028536813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621434701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235546056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59949263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671500311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757404375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904761871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17468483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692655364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069776420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555632606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5429029943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342426361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540460021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046238883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393914007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3787115888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595804730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277273427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483841574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525802559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>X</text:p>
          </table:table-cell>
          <table:table-cell table:style-name="Tabla1.H60" office:value-type="string">
            <text:p text:style-name="P10">X</text:p>
          </table:table-cell>
        </table:table-row>
        <table:table-row>
          <table:table-cell table:style-name="Tabla1.A59" office:value-type="string">
            <text:list xml:id="list214323844715425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5455054203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132563669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>X</text:p>
          </table:table-cell>
          <table:table-cell table:style-name="Tabla1.H59" office:value-type="string">
            <text:p text:style-name="P10">X</text:p>
          </table:table-cell>
        </table:table-row>
        <table:table-row>
          <table:table-cell table:style-name="Tabla1.A60" office:value-type="string">
            <text:list xml:id="list214324712235646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3803525874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015259795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  <table:table-row>
          <table:table-cell table:style-name="Tabla1.A59" office:value-type="string">
            <text:list xml:id="list214324125748472" text:continue-numbering="true" text:style-name="L1">
              <text:list-item>
                <text:p text:style-name="P12"/>
              </text:list-item>
            </text:list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/>
          </table:table-cell>
          <table:table-cell table:style-name="Tabla1.G59" office:value-type="string">
            <text:p text:style-name="P10">X</text:p>
          </table:table-cell>
          <table:table-cell table:style-name="Tabla1.G59" office:value-type="string">
            <text:p text:style-name="P10"/>
          </table:table-cell>
          <table:table-cell table:style-name="Tabla1.H59" office:value-type="string">
            <text:p text:style-name="P10"/>
          </table:table-cell>
        </table:table-row>
        <table:table-row>
          <table:table-cell table:style-name="Tabla1.A60" office:value-type="string">
            <text:list xml:id="list214324822897498" text:continue-numbering="true" text:style-name="L1">
              <text:list-item>
                <text:p text:style-name="P12"/>
              </text:list-item>
            </text:list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>X</text:p>
          </table:table-cell>
          <table:table-cell table:style-name="Tabla1.G60" office:value-type="string">
            <text:p text:style-name="P10"/>
          </table:table-cell>
          <table:table-cell table:style-name="Tabla1.G60" office:value-type="string">
            <text:p text:style-name="P10"/>
          </table:table-cell>
          <table:table-cell table:style-name="Tabla1.H60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2cm" fo:margin-bottom="0cm" loext:contextual-spacing="false" style:page-number="auto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76cm" fo:margin-right="0cm" fo:margin-top="0.22cm" fo:margin-bottom="0cm" loext:contextual-spacing="false" fo:orphans="2" fo:widows="2" fo:text-indent="-0.76cm" style:auto-text-indent="false" style:page-number="auto">
        <style:tab-stops/>
      </style:paragraph-properties>
      <style:text-properties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9.449cm" style:rel-column-width="36429*"/>
    </style:style>
    <style:style style:name="Tabla3.B" style:family="table-column">
      <style:table-column-properties style:column-width="7.551cm" style:rel-column-width="29106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8.618cm" style:rel-column-width="33226*"/>
    </style:style>
    <style:style style:name="Tabla2.B" style:family="table-column">
      <style:table-column-properties style:column-width="6.198cm" style:rel-column-width="23896*"/>
    </style:style>
    <style:style style:name="Tabla2.C" style:family="table-column">
      <style:table-column-properties style:column-width="2.182cm" style:rel-column-width="8413*"/>
    </style:style>
    <style:style style:name="Tabla2.A1" style:family="table-cell">
      <style:table-cell-properties fo:padding="0.097cm" fo:border="none"/>
    </style:style>
    <style:style style:name="MP1" style:family="paragraph" style:parent-style-name="Header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Comic Sans MS" fo:font-size="8pt" style:font-size-asian="8pt" style:font-style-complex="italic"/>
    </style:style>
    <style:style style:name="MP5" style:family="paragraph" style:parent-style-name="Footer">
      <style:paragraph-properties fo:text-align="center" style:justify-single-word="false">
        <style:tab-stops>
          <style:tab-stop style:position="11.502cm" style:type="center"/>
          <style:tab-stop style:position="17.002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1" fo:font-weight="normal" style:font-weight-asian="normal" style:font-weight-complex="normal"/>
    </style:style>
    <style:style style:name="MT1" style:family="text">
      <style:text-properties fo:color="#999999" style:font-name="Arial1" fo:font-size="6pt" style:font-size-asian="6pt"/>
    </style:style>
    <style:style style:name="MT2" style:family="text">
      <style:text-properties fo:color="#999999" style:font-name="Arial1" fo:font-size="7pt" style:font-size-asian="7pt"/>
    </style:style>
    <style:style style:name="MT3" style:family="text">
      <style:text-properties style:font-name="Arial1" fo:font-size="7pt" style:font-size-asian="7pt"/>
    </style:style>
    <style:style style:name="MT4" style:family="text">
      <style:text-properties style:font-name="Symbol" fo:font-size="7pt" style:font-size-asian="7pt"/>
    </style:style>
    <style:style style:name="MT5" style:family="text">
      <style:text-properties fo:font-size="7pt" style:font-size-asian="7pt"/>
    </style:style>
    <style:style style:name="MT6" style:family="text">
      <style:text-properties fo:font-size="8pt" style:font-size-asian="8pt"/>
    </style:style>
    <style:style style:name="MT7" style:family="text">
      <style:text-properties fo:color="#999999" fo:font-size="6pt" style:font-size-asian="6pt"/>
    </style:style>
    <style:style style:name="MT8" style:family="text">
      <style:text-properties fo:font-size="7pt" fo:font-weight="bold" style:font-size-asian="7pt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PREPARADORES DE OPOSICIONES <text:s/>PARA LA ENSEÑANZA</text:p>
            </table:table-cell>
            <table:table-cell table:style-name="Tabla3.A1" office:value-type="string">
              <text:p text:style-name="MP2">Informática · <text:page-number text:select-page="current">2</text:page-number></text:p>
            </table:table-cell>
          </table:table-row>
        </table:table>
        <text:p text:style-name="MP3">Soluciones Ejercicios de Linux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MP4">PREPARADORES <text:s/>DE <text:s/>OPOSICIONES <text:s/>PARA LA ENSEÑANZA</text:p>
            </table:table-cell>
            <table:table-cell table:style-name="Tabla2.A1" office:value-type="string">
              <text:p text:style-name="MP5"><text:span text:style-name="MT1">C/</text:span><text:span text:style-name="MT2"> </text:span><text:span text:style-name="MT3">Génova, 7 – 2º </text:span><text:span text:style-name="MT4">·</text:span><text:span text:style-name="MT3"> 28004 Madrid</text:span></text:p>
            </table:table-cell>
            <table:table-cell table:style-name="Tabla2.A1" office:value-type="string">
              <text:p text:style-name="MP6"><text:span text:style-name="MT5">Tel.:</text:span><text:span text:style-name="MT6"> </text:span><text:span text:style-name="MT7">91</text:span><text:span text:style-name="MT5"> </text:span><text:span text:style-name="MT8">308 00 32</text:span></text:p>
            </table:table-cell>
          </table:table-row>
        </table:table>
        <text:p text:style-name="Standard"><draw:frame draw:style-name="Mfr1" draw:name="gráficos1" text:anchor-type="as-char" svg:width="16.944cm" svg:height="0.711cm" draw:z-index="1"><draw:image xlink:href="Pictures/100000000000014300000030BD4D0569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olfo </meta:initial-creator>
    <meta:creation-date>2012-01-20T19:29:56</meta:creation-date>
    <dc:date>2016-01-26T21:43:23.376180806</dc:date>
    <meta:editing-duration>PT3H40M46S</meta:editing-duration>
    <meta:editing-cycles>18</meta:editing-cycles>
    <meta:generator>LibreOffice/4.4.6.3$Linux_X86_64 LibreOffice_project/40m0$Build-3</meta:generator>
    <meta:document-statistic meta:table-count="3" meta:image-count="1" meta:object-count="0" meta:page-count="2" meta:paragraph-count="179" meta:word-count="215" meta:character-count="596" meta:non-whitespace-character-count="551"/>
  </office:meta>
</office:document-meta>
</file>